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none" fo:border-right="none" fo:border-top="none" fo:border-bottom="0.05pt solid #000000"/>
    </style:style>
    <style:style style:name="Tabella5.A13" style:family="table-cell">
      <style:table-cell-properties fo:background-color="#ffffcc" fo:padding="0.097cm" fo:border="0.05pt solid #000000">
        <style:background-image/>
      </style:table-cell-properties>
    </style:style>
    <style:style style:name="Tabella5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none" fo:border-top="none" fo:border-bottom="0.05pt solid #000000"/>
    </style:style>
    <style:style style:name="Tabella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A19" style:family="table-cell">
      <style:table-cell-properties fo:padding="0.097cm" fo:border-left="0.05pt solid #000000" fo:border-right="none" fo:border-top="none" fo:border-bottom="0.05pt solid #000000"/>
    </style:style>
    <style:style style:name="Tabella5.B19" style:family="table-cell">
      <style:table-cell-properties fo:padding="0.097cm" fo:border-left="0.05pt solid #000000" fo:border-right="none" fo:border-top="none" fo:border-bottom="0.05pt solid #000000"/>
    </style:style>
    <style:style style:name="Tabella5.C19" style:family="table-cell">
      <style:table-cell-properties fo:padding="0.097cm" fo:border-left="0.05pt solid #000000" fo:border-right="none" fo:border-top="none" fo:border-bottom="0.05pt solid #000000"/>
    </style:style>
    <style:style style:name="Tabel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padding="0.097cm" fo:border-left="none" fo:border-right="none" fo:border-top="none" fo:border-bottom="0.05pt solid #000000"/>
    </style:style>
    <style:style style:name="Tabella3.A13" style:family="table-cell">
      <style:table-cell-properties fo:background-color="#ffffcc" fo:padding="0.097cm" fo:border="0.05pt solid #000000">
        <style:background-image/>
      </style:table-cell-properties>
    </style:style>
    <style:style style:name="Tabella3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B17" style:family="table-cell">
      <style:table-cell-properties fo:padding="0.097cm" fo:border-left="0.05pt solid #000000" fo:border-right="none" fo:border-top="none" fo:border-bottom="0.05pt solid #000000"/>
    </style:style>
    <style:style style:name="Tabella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A19" style:family="table-cell">
      <style:table-cell-properties fo:padding="0.097cm" fo:border-left="0.05pt solid #000000" fo:border-right="none" fo:border-top="none" fo:border-bottom="0.05pt solid #000000"/>
    </style:style>
    <style:style style:name="Tabella3.B19" style:family="table-cell">
      <style:table-cell-properties fo:padding="0.097cm" fo:border-left="0.05pt solid #000000" fo:border-right="none" fo:border-top="none" fo:border-bottom="0.05pt solid #000000"/>
    </style:style>
    <style:style style:name="Tabella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padding="0.097cm" fo:border-left="none" fo:border-right="none" fo:border-top="none" fo:border-bottom="0.05pt solid #000000"/>
    </style:style>
    <style:style style:name="Tabella10.A13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B15" style:family="table-cell">
      <style:table-cell-properties fo:padding="0.097cm" fo:border-left="0.05pt solid #000000" fo:border-right="none" fo:border-top="none" fo:border-bottom="0.05pt solid #000000"/>
    </style:style>
    <style:style style:name="Tabella10.C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B17" style:family="table-cell">
      <style:table-cell-properties fo:padding="0.097cm" fo:border-left="0.05pt solid #000000" fo:border-right="none" fo:border-top="none" fo:border-bottom="0.05pt solid #000000"/>
    </style:style>
    <style:style style:name="Tabella10.C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9" style:family="table-cell">
      <style:table-cell-properties fo:padding="0.097cm" fo:border-left="0.05pt solid #000000" fo:border-right="none" fo:border-top="none" fo:border-bottom="0.05pt solid #000000"/>
    </style:style>
    <style:style style:name="Tabella10.B19" style:family="table-cell">
      <style:table-cell-properties fo:padding="0.097cm" fo:border-left="0.05pt solid #000000" fo:border-right="none" fo:border-top="none" fo:border-bottom="0.05pt solid #000000"/>
    </style:style>
    <style:style style:name="Tabella10.C19" style:family="table-cell">
      <style:table-cell-properties fo:padding="0.097cm" fo:border-left="0.05pt solid #000000" fo:border-right="none" fo:border-top="none" fo:border-bottom="0.05pt solid #000000"/>
    </style:style>
    <style:style style:name="Tabella10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1" style:family="table-cell">
      <style:table-cell-properties fo:padding="0.097cm" fo:border-left="0.05pt solid #000000" fo:border-right="none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none" fo:border-top="none" fo:border-bottom="0.05pt solid #000000"/>
    </style:style>
    <style:style style:name="Tabella4.D11" style:family="table-cell">
      <style:table-cell-properties fo:padding="0.097cm" fo:border-left="0.05pt solid #000000" fo:border-right="none" fo:border-top="none" fo:border-bottom="0.05pt solid #000000"/>
    </style:style>
    <style:style style:name="Tabella4.G11" style:family="table-cell">
      <style:table-cell-properties fo:padding="0.097cm" fo:border="none"/>
    </style:style>
    <style:style style:name="Tabella4.A12" style:family="table-cell">
      <style:table-cell-properties fo:padding="0.097cm" fo:border-left="none" fo:border-right="none" fo:border-top="none" fo:border-bottom="0.05pt solid #000000"/>
    </style:style>
    <style:style style:name="Tabella4.A13" style:family="table-cell">
      <style:table-cell-properties fo:background-color="#ffffcc" fo:padding="0.097cm" fo:border="0.05pt solid #000000">
        <style:background-image/>
      </style:table-cell-properties>
    </style:style>
    <style:style style:name="Tabella4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E16" style:family="table-cell">
      <style:table-cell-properties fo:padding="0.097cm" fo:border-left="0.05pt solid #000000" fo:border-right="none" fo:border-top="none" fo:border-bottom="0.05pt solid #000000"/>
    </style:style>
    <style:style style:name="Tabella4.F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none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none" fo:border-top="none" fo:border-bottom="0.05pt solid #000000"/>
    </style:style>
    <style:style style:name="Tabella4.D17" style:family="table-cell">
      <style:table-cell-properties fo:padding="0.097cm" fo:border-left="0.05pt solid #000000" fo:border-right="none" fo:border-top="none" fo:border-bottom="0.05pt solid #000000"/>
    </style:style>
    <style:style style:name="Tabella4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8" style:family="table-cell">
      <style:table-cell-properties fo:padding="0.097cm" fo:border-left="0.05pt solid #000000" fo:border-right="none" fo:border-top="none" fo:border-bottom="0.05pt solid #000000"/>
    </style:style>
    <style:style style:name="Tabella4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none" fo:border-top="none" fo:border-bottom="0.05pt solid #000000"/>
    </style:style>
    <style:style style:name="Tabella4.D19" style:family="table-cell">
      <style:table-cell-properties fo:padding="0.097cm" fo:border-left="0.05pt solid #000000" fo:border-right="none" fo:border-top="none" fo:border-bottom="0.05pt solid #000000"/>
    </style:style>
    <style:style style:name="Tabella4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 style:shadow="none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min-row-height="0.011cm"/>
    </style:style>
    <style:style style:name="Tabella12.A1" style:family="table-cell">
      <style:table-cell-properties fo:padding="0.097cm" fo:border="none"/>
    </style:style>
    <style:style style:name="Tabella13" style:family="table">
      <style:table-properties style:width="28.9cm" table:align="margins" style:shadow="none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min-row-height="0.011cm"/>
    </style:style>
    <style:style style:name="Tabella13.A1" style:family="table-cell">
      <style:table-cell-properties fo:padding="0.097cm" fo:border="none"/>
    </style:style>
    <style:style style:name="Tabella14" style:family="table">
      <style:table-properties style:width="28.9cm" table:align="margins" style:shadow="none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min-row-height="0.011cm"/>
    </style:style>
    <style:style style:name="Tabella14.A1" style:family="table-cell">
      <style:table-cell-properties fo:padding="0.097cm" fo:border="none"/>
    </style:style>
    <style:style style:name="Tabella15" style:family="table">
      <style:table-properties style:width="28.9cm" table:align="margins" style:shadow="none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min-row-height="0.011cm"/>
    </style:style>
    <style:style style:name="Tabella1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2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bc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c4d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c4d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4d610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4d610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4dc4d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4dc4d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4e70d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4e70d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4f95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4f95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4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362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9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0" style:family="paragraph">
      <style:paragraph-properties fo:text-align="center"/>
    </style:style>
    <style:style style:name="T1" style:family="text">
      <style:text-properties fo:color="#b3b3b3"/>
    </style:style>
    <style:style style:name="T2" style:family="text">
      <style:text-properties fo:color="#b3b3b3" style:text-underline-style="none"/>
    </style:style>
    <style:style style:name="T3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14357a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3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00" style:font-name="Verdana" fo:font-size="9pt" style:text-underline-style="none" style:font-size-asian="9pt" style:font-size-complex="9pt"/>
    </style:style>
    <style:style style:name="T16" style:family="text">
      <style:text-properties officeooo:rsid="00053239"/>
    </style:style>
    <style:style style:name="T17" style:family="text">
      <style:text-properties officeooo:rsid="000689a4"/>
    </style:style>
    <style:style style:name="T18" style:family="text">
      <style:text-properties officeooo:rsid="00131ee9"/>
    </style:style>
    <style:style style:name="T19" style:family="text">
      <style:text-properties officeooo:rsid="0014357a"/>
    </style:style>
    <style:style style:name="T20" style:family="text">
      <style:text-properties officeooo:rsid="00183096"/>
    </style:style>
    <style:style style:name="T21" style:family="text">
      <style:text-properties officeooo:rsid="001c4520"/>
    </style:style>
    <style:style style:name="T22" style:family="text">
      <style:text-properties fo:color="#cc3300"/>
    </style:style>
    <style:style style:name="T23" style:family="text">
      <style:text-properties fo:color="#cc3300" officeooo:rsid="001fb61b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<text:placeholder text:placeholder-type="text">&lt;setLang('it_IT')&gt;</text:placeholder></text:span><text:span text:style-name="T12"><text:line-break/></text:span><text:text-input text:description="&lt;for each=&quot;contract in wizard_objects(objects, data)&quot;&gt;">loop contracts</text:text-input></text:p>
      <text:p text:style-name="P40"><text:placeholder text:placeholder-type="text">&lt;reset_counters()&gt;</text:placeholder></text:p>
      <text:p text:style-name="P40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6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3">Contratto: <text:span text:style-name="T9">[</text:span><text:span text:style-name="T9"><text:placeholder text:placeholder-type="text">&lt;contract.code&gt;</text:placeholder></text:span><text:span text:style-name="T9">] </text:span><text:span text:style-name="T9"><text:placeholder text:placeholder-type="text">&lt;contract.name&gt;</text:placeholder></text:span><text:span text:style-name="T9"> </text:span></text:p>
          </table:table-cell>
          <table:table-cell table:style-name="Tabella8.B4" office:value-type="string">
            <text:p text:style-name="P33">Dipartimento: <text:span text:style-name="T9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3">Totale: <text:span text:style-name="T9"><text:placeholder text:placeholder-type="text">&lt;formatLang(contract.total_amount)&gt;</text:placeholder></text:span><text:span text:style-name="T9"> </text:span><text:span text:style-name="T9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3">Partner:<text:span text:style-name="T9"> </text:span><text:span text:style-name="T9"><text:placeholder text:placeholder-type="text">&lt;contract.partner_id.name&gt;</text:placeholder></text:span></text:p>
          </table:table-cell>
          <table:table-cell table:style-name="Tabella8.B4" office:value-type="string">
            <text:p text:style-name="P33">Operazione di default: <text:span text:style-name="T9"><text:placeholder text:placeholder-type="text">&lt;contract.default_operation&gt;</text:placeholder></text:span><text:span text:style-name="T9"> = </text:span><text:span text:style-name="T9"><text:placeholder text:placeholder-type="text">&lt;contract.total_amount_operation&gt;</text:placeholder></text:span><text:span text:style-name="T9"> <text:line-break/></text:span>Prezzo di vendita: <text:span text:style-name="T9"><text:placeholder text:placeholder-type="text">&lt;contract.price_operation&gt;</text:placeholder></text:span></text:p>
          </table:table-cell>
          <table:table-cell table:style-name="Tabella8.C4" office:value-type="string">
            <text:p text:style-name="P33">Periodo: <text:span text:style-name="T9"><text:placeholder text:placeholder-type="text">&lt;formatLang(contract.date_start, date=True) if contract.date_start else ""&gt;</text:placeholder></text:span><text:span text:style-name="T9"> - </text:span><text:span text:style-name="T9"><text:placeholder text:placeholder-type="text">&lt;formatLang(contract.date, date=True) if contract.date else ""&gt;</text:placeholder></text:span><text:span text:style-name="T9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3">Note: <text:span text:style-name="T9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134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75">Sotto-contratto</text:p>
            </table:table-cell>
            <table:table-cell table:style-name="Tabella2.A3" office:value-type="string">
              <text:p text:style-name="P75">Periodo</text:p>
            </table:table-cell>
            <table:table-cell table:style-name="Tabella2.A3" office:value-type="string">
              <text:p text:style-name="P75">Totale</text:p>
            </table:table-cell>
            <table:table-cell table:style-name="Tabella2.A3" office:value-type="string">
              <text:p text:style-name="P75">Partner</text:p>
            </table:table-cell>
            <table:table-cell table:style-name="Tabella2.A3" office:value-type="string">
              <text:p text:style-name="P75">Dipartimento</text:p>
            </table:table-cell>
            <table:table-cell table:style-name="Tabella2.A2" office:value-type="string">
              <text:p text:style-name="P75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1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135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77"/>
          </table:table-cell>
          <table:table-cell table:style-name="Tabella2.C7" office:value-type="string">
            <text:p text:style-name="P77"/>
          </table:table-cell>
          <table:table-cell table:style-name="Tabella2.D7" office:value-type="string">
            <text:p text:style-name="P77"/>
          </table:table-cell>
          <table:table-cell table:style-name="Tabella2.E7" office:value-type="string">
            <text:p text:style-name="P77"/>
          </table:table-cell>
          <table:table-cell table:style-name="Tabella2.F7" office:value-type="string">
            <text:p text:style-name="P77"/>
          </table:table-cell>
        </table:table-row>
        <table:table-row>
          <table:table-cell table:style-name="Tabella2.A7" office:value-type="string">
            <text:p text:style-name="P4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4"><text:placeholder text:placeholder-type="text">&lt;formatLang(contract.date_start, date=True) if contract.date_start else ""&gt;</text:placeholder></text:p>
            <text:p text:style-name="P44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2"><text:placeholder text:placeholder-type="text">&lt;contract.partner_id.name&gt;</text:placeholder></text:p>
          </table:table-cell>
          <table:table-cell table:style-name="Tabella2.E7" office:value-type="string">
            <text:p text:style-name="P42"><text:placeholder text:placeholder-type="text">&lt;subcontract.department_id.name&gt;</text:placeholder></text:p>
          </table:table-cell>
          <table:table-cell table:style-name="Tabella2.F7" office:value-type="string">
            <text:p text:style-name="P42">Op: <text:placeholder text:placeholder-type="text">&lt;subcontract.default_operation&gt;</text:placeholder></text:p>
            <text:p text:style-name="P42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0"><text:text-input text:description="&lt;/for&gt;">end subcontracts</text:text-input></text:p>
          </table:table-cell>
          <table:table-cell table:style-name="Tabella2.B8" office:value-type="string">
            <text:p text:style-name="P77"/>
          </table:table-cell>
          <table:table-cell table:style-name="Tabella2.C8" office:value-type="string">
            <text:p text:style-name="P77"/>
          </table:table-cell>
          <table:table-cell table:style-name="Tabella2.D8" office:value-type="string">
            <text:p text:style-name="P77"/>
          </table:table-cell>
          <table:table-cell table:style-name="Tabella2.E8" office:value-type="string">
            <text:p text:style-name="P77"/>
          </table:table-cell>
          <table:table-cell table:style-name="Tabella2.F8" office:value-type="string">
            <text:p text:style-name="P77"/>
          </table:table-cell>
        </table:table-row>
        <table:table-row>
          <table:table-cell table:style-name="Tabella2.A9" table:number-columns-spanned="6" office:value-type="string">
            <text:p text:style-name="P1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ext:soft-page-break/>
        <table:table-row table:style-name="Tabella12.1">
          <table:table-cell table:style-name="Tabella12.A1" office:value-type="string">
            <text:p text:style-name="P100"><text:placeholder text:placeholder-type="text">&lt;if test="not test_part('invoice', data)"&gt;</text:placeholder></text:p>
            <text:p text:style-name="P113"><text:text-input text:description="&lt;for each=&quot;invoice in invoice_proxy(contract.id,data)&quot;&gt;">loop invoice</text:text-input> <text:text-input text:description="&lt;/for&gt;">end invoice</text:text-input></text:p>
            <text:p text:style-name="P113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      <text:p text:style-name="P133"><text:placeholder text:placeholder-type="text">&lt;/if&gt;</text:placeholder></text:p>
          </table:table-cell>
        </table:table-row>
      </table:table>
      <text:p text:style-name="P12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100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27">SEZIONE: RICAVI (<text:span text:style-name="T21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0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81">Fatturazioni contratto principale</text:p>
            </table:table-cell>
            <table:table-cell table:style-name="Tabella7.A4" office:value-type="string">
              <text:p text:style-name="P82">Data</text:p>
            </table:table-cell>
            <table:table-cell table:style-name="Tabella7.A4" office:value-type="string">
              <text:p text:style-name="P82">Quantità</text:p>
            </table:table-cell>
            <table:table-cell table:style-name="Tabella7.A3" office:value-type="string">
              <text:p text:style-name="P82">Totale</text:p>
            </table:table-cell>
          </table:table-row>
          <table:table-row>
            <table:table-cell table:style-name="Tabella7.A3" table:number-columns-spanned="4" office:value-type="string">
              <text:p text:style-name="P97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107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71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48"><text:placeholder text:placeholder-type="text">&lt;invoice.name&gt;</text:placeholder></text:p>
          </table:table-cell>
          <table:table-cell table:style-name="Tabella7.B16" office:value-type="string">
            <text:p text:style-name="P59"><text:placeholder text:placeholder-type="text">&lt;formatLang(invoice.date, date=True)&gt;</text:placeholder></text:p>
          </table:table-cell>
          <table:table-cell table:style-name="Tabella7.C16" office:value-type="string">
            <text:p text:style-name="P50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0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0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7.D10" office:value-type="string">
            <text:p text:style-name="P54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71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81">Fatturazioni sotto-contratti</text:p>
          </table:table-cell>
          <table:table-cell table:style-name="Tabella7.A14" office:value-type="string">
            <text:p text:style-name="P82">Data</text:p>
          </table:table-cell>
          <table:table-cell table:style-name="Tabella7.A14" office:value-type="string">
            <text:p text:style-name="P82">Quantità</text:p>
          </table:table-cell>
          <table:table-cell table:style-name="Tabella7.D14" office:value-type="string">
            <text:p text:style-name="P82">Totale</text:p>
          </table:table-cell>
        </table:table-row>
        <table:table-row>
          <table:table-cell table:style-name="Tabella7.A15" table:number-columns-spanned="4" office:value-type="string">
            <text:p text:style-name="P69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7"><text:placeholder text:placeholder-type="text">&lt;subinvoice.name&gt;</text:placeholder></text:p>
          </table:table-cell>
          <table:table-cell table:style-name="Tabella7.B16" office:value-type="string">
            <text:p text:style-name="P59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1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1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0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6">TOTALE</text:p>
          </table:table-cell>
          <table:covered-table-cell/>
          <table:covered-table-cell/>
          <table:table-cell table:style-name="Tabella7.D10" office:value-type="string">
            <text:p text:style-name="P63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0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ext:soft-page-break/>
        <table:table-row table:style-name="Tabella13.1">
          <table:table-cell table:style-name="Tabella13.A1" office:value-type="string">
            <text:p text:style-name="P101"><text:placeholder text:placeholder-type="text">&lt;if test="not test_part('cost', data)"&gt;</text:placeholder></text:p>
          </table:table-cell>
        </table:table-row>
        <table:table-row table:style-name="Tabella13.1">
          <table:table-cell table:style-name="Tabella13.A1" office:value-type="string">
            <text:p text:style-name="P115"><text:text-input text:description="&lt;for each=&quot;cost in cost_proxy(contract.id,data)&quot;&gt;">loop cost cotract</text:text-input><text:text-input text:description="&lt;/for&gt;">end cost contract</text:text-input></text:p>
          </table:table-cell>
        </table:table-row>
        <table:table-row table:style-name="Tabella13.1">
          <table:table-cell table:style-name="Tabella13.A1" office:value-type="string">
            <text:p text:style-name="P115"><text:text-input text:description="&lt;for each=&quot;subcontract in contract.child_ids&quot;&gt;">loop subcontracts</text:text-input><text:text-input text:description="&lt;for each=&quot;subcost in cost_proxy(subcontract.id,data)&quot;&gt;">loop cost subcontract</text:text-input><text:text-input text:description="&lt;/for&gt;">end cost subcontract</text:text-input><text:text-input text:description="&lt;/for&gt;">end subcontracts</text:text-input></text:p>
          </table:table-cell>
        </table:table-row>
        <table:table-row table:style-name="Tabella13.1">
          <table:table-cell table:style-name="Tabella13.A1" office:value-type="string">
            <text:p text:style-name="P94"><text:placeholder text:placeholder-type="text">&lt;/if&gt;</text:placeholder></text:p>
          </table:table-cell>
        </table:table-row>
      </table:table>
      <text:p text:style-name="P6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102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5">SEZIONE: COSTI MATERIALE o APPARECCHIATURE <text:span text:style-name="T17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2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81">Costi contratto principale</text:p>
            </table:table-cell>
            <table:table-cell table:style-name="Tabella5.A4" office:value-type="string">
              <text:p text:style-name="P82">Prodotto</text:p>
            </table:table-cell>
            <table:table-cell table:style-name="Tabella5.A4" office:value-type="string">
              <text:p text:style-name="P82">Data</text:p>
            </table:table-cell>
            <table:table-cell table:style-name="Tabella5.A4" office:value-type="string">
              <text:p text:style-name="P82">Quantità</text:p>
            </table:table-cell>
            <table:table-cell table:style-name="Tabella5.A3" office:value-type="string">
              <text:p text:style-name="P82">Costo</text:p>
            </table:table-cell>
          </table:table-row>
          <table:table-row>
            <table:table-cell table:style-name="Tabella5.A3" table:number-columns-spanned="5" office:value-type="string">
              <text:p text:style-name="P9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108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7" office:value-type="string">
            <text:p text:style-name="P71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4"/>
          </table:table-cell>
          <table:table-cell table:style-name="Tabella5.C17" office:value-type="string">
            <text:p text:style-name="P35"/>
          </table:table-cell>
          <table:table-cell table:style-name="Tabella5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7" office:value-type="string">
            <text:p text:style-name="P48"><text:placeholder text:placeholder-type="text">&lt;cost.name&gt;</text:placeholder></text:p>
          </table:table-cell>
          <table:table-cell table:style-name="Tabella5.B17" office:value-type="string">
            <text:p text:style-name="P57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59"><text:placeholder text:placeholder-type="text">&lt;format_data_italian(cost.date)&gt;</text:placeholder></text:p>
          </table:table-cell>
          <table:table-cell table:style-name="Tabella5.D16" office:value-type="string">
            <text:p text:style-name="P50"><text:s/><text:placeholder text:placeholder-type="text">&lt;formatLang(cost.unit_amount)&gt;</text:placeholder></text:p>
          </table:table-cell>
          <table:table-cell table:style-name="Tabella5.E16" office:value-type="string">
            <text:p text:style-name="P50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cost contract</text:text-input></text:p>
          </table:table-cell>
          <table:table-cell table:style-name="Tabella5.B17" office:value-type="string">
            <text:p text:style-name="P34"/>
          </table:table-cell>
          <table:table-cell table:style-name="Tabella5.C17" office:value-type="string">
            <text:p text:style-name="P35"/>
          </table:table-cell>
          <table:table-cell table:style-name="Tabella5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8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4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80"/>
          </table:table-cell>
          <table:table-cell table:style-name="Tabella5.C17" office:value-type="string">
            <text:p text:style-name="P78"/>
          </table:table-cell>
          <table:table-cell table:style-name="Tabella5.D17" table:number-columns-spanned="2" office:value-type="string">
            <text:p text:style-name="P78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5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4" office:value-type="string">
            <text:p text:style-name="P81">Costi sotto-contratti</text:p>
          </table:table-cell>
          <table:table-cell table:style-name="Tabella5.A14" office:value-type="string">
            <text:p text:style-name="P82">Prodotto</text:p>
          </table:table-cell>
          <table:table-cell table:style-name="Tabella5.A14" office:value-type="string">
            <text:p text:style-name="P82">Data</text:p>
          </table:table-cell>
          <table:table-cell table:style-name="Tabella5.A14" office:value-type="string">
            <text:p text:style-name="P82">Quantità</text:p>
          </table:table-cell>
          <table:table-cell table:style-name="Tabella5.E14" office:value-type="string">
            <text:p text:style-name="P82">Costo</text:p>
          </table:table-cell>
        </table:table-row>
        <table:table-row>
          <table:table-cell table:style-name="Tabella5.A17" office:value-type="string">
            <text:p text:style-name="P69"><text:span text:style-name="T5"><text:s text:c="4"/></text:span><text:span text:style-name="T5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37"/>
          </table:table-cell>
          <table:table-cell table:style-name="Tabella5.C17" office:value-type="string">
            <text:p text:style-name="P38"/>
          </table:table-cell>
          <table:table-cell table:style-name="Tabella5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7" office:value-type="string">
            <text:p text:style-name="P57"><text:placeholder text:placeholder-type="text">&lt;subcost.name&gt;</text:placeholder></text:p>
          </table:table-cell>
          <table:table-cell table:style-name="Tabella5.B17" office:value-type="string">
            <text:p text:style-name="P57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59"><text:placeholder text:placeholder-type="text">&lt;format_data_italian(subcost.date)&gt;</text:placeholder></text:p>
          </table:table-cell>
          <table:table-cell table:style-name="Tabella5.D16" office:value-type="string">
            <text:p text:style-name="P61"><text:s/><text:placeholder text:placeholder-type="text">&lt;formatLang(subcost.unit_amount)&gt;</text:placeholder></text:p>
          </table:table-cell>
          <table:table-cell table:style-name="Tabella5.E16" office:value-type="string">
            <text:p text:style-name="P61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0"><text:s text:c="4"/><text:text-input text:description="&lt;/for&gt;">end cost subcontract</text:text-input></text:p>
          </table:table-cell>
          <table:table-cell table:style-name="Tabella5.B17" office:value-type="string">
            <text:p text:style-name="P37"/>
          </table:table-cell>
          <table:table-cell table:style-name="Tabella5.C17" office:value-type="string">
            <text:p text:style-name="P38"/>
          </table:table-cell>
          <table:table-cell table:style-name="Tabella5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8" table:number-columns-spanned="4" office:value-type="string">
            <text:p text:style-name="P46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3"><text:placeholder text:placeholder-type="text">&lt;formatLang(get_totals('cost'))&gt;</text:placeholder></text:p>
          </table:table-cell>
        </table:table-row>
        <table:table-row>
          <table:table-cell table:style-name="Tabella5.A19" office:value-type="string">
            <text:p text:style-name="P10"><text:text-input text:description="&lt;/for&gt;">end subcontracts</text:text-input></text:p>
          </table:table-cell>
          <table:table-cell table:style-name="Tabella5.B19" office:value-type="string">
            <text:p text:style-name="P80"/>
          </table:table-cell>
          <table:table-cell table:style-name="Tabella5.C19" office:value-type="string">
            <text:p text:style-name="P78"/>
          </table:table-cell>
          <table:table-cell table:style-name="Tabella5.D19" table:number-columns-spanned="2" office:value-type="string">
            <text:p text:style-name="P78"/>
          </table:table-cell>
          <table:covered-table-cell/>
        </table:table-row>
        <text:soft-page-break/>
        <table:table-row>
          <table:table-cell table:style-name="Tabella5.A20" table:number-columns-spanned="5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4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103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8">SEZIONE: <text:span text:style-name="T18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4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85">Descrizione scrittura partita doppia</text:p>
            </table:table-cell>
            <table:table-cell table:style-name="Tabella3.A4" office:value-type="string">
              <text:p text:style-name="P83">Data</text:p>
            </table:table-cell>
            <table:table-cell table:style-name="Tabella3.C4" office:value-type="string">
              <text:p text:style-name="P84">Costo</text:p>
            </table:table-cell>
          </table:table-row>
          <table:table-row>
            <table:table-cell table:style-name="Tabella3.A3" table:number-columns-spanned="3" office:value-type="string">
              <text:p text:style-name="P98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110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73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36"/>
          </table:table-cell>
          <table:table-cell table:style-name="Tabella3.C7" office:value-type="string">
            <text:p text:style-name="P36"/>
          </table:table-cell>
        </table:table-row>
        <table:table-row>
          <table:table-cell table:style-name="Tabella3.A8" office:value-type="string">
            <text:p text:style-name="P49"><text:placeholder text:placeholder-type="text">&lt;supplier.name&gt;</text:placeholder> </text:p>
          </table:table-cell>
          <table:table-cell table:style-name="Tabella3.B8" office:value-type="string">
            <text:p text:style-name="P53"><text:placeholder text:placeholder-type="text">&lt;formatLang(supplier.date, date=True)&gt;</text:placeholder></text:p>
          </table:table-cell>
          <table:table-cell table:style-name="Tabella3.C8" office:value-type="string">
            <text:p text:style-name="P51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19"><text:text-input text:description="&lt;/for&gt;">end supplier</text:text-input></text:p>
          </table:table-cell>
          <table:table-cell table:style-name="Tabella3.B9" office:value-type="string">
            <text:p text:style-name="P36"/>
          </table:table-cell>
          <table:table-cell table:style-name="Tabella3.C9" office:value-type="string">
            <text:p text:style-name="P36"/>
          </table:table-cell>
        </table:table-row>
        <table:table-row>
          <table:table-cell table:style-name="Tabella3.A10" table:number-columns-spanned="2" office:value-type="string">
            <text:p text:style-name="P16">TOTALI</text:p>
          </table:table-cell>
          <table:covered-table-cell/>
          <table:table-cell table:style-name="Tabella3.C10" office:value-type="string">
            <text:p text:style-name="P55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72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79"/>
          </table:table-cell>
          <table:table-cell table:style-name="Tabella3.C11" office:value-type="string">
            <text:p text:style-name="P79"/>
          </table:table-cell>
        </table:table-row>
        <table:table-row>
          <table:table-cell table:style-name="Tabella3.A12" table:number-columns-spanned="3" office:value-type="string">
            <text:p text:style-name="P67"/>
          </table:table-cell>
          <table:covered-table-cell/>
          <table:covered-table-cell/>
        </table:table-row>
        <table:table-row>
          <table:table-cell table:style-name="Tabella3.A13" table:number-columns-spanned="3" office:value-type="string">
            <text:p text:style-name="P24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4" office:value-type="string">
            <text:p text:style-name="P85">Descrizione scrittura partita doppia</text:p>
          </table:table-cell>
          <table:table-cell table:style-name="Tabella3.A14" office:value-type="string">
            <text:p text:style-name="P83">Data</text:p>
          </table:table-cell>
          <table:table-cell table:style-name="Tabella3.C14" office:value-type="string">
            <text:p text:style-name="P85">Costo</text:p>
          </table:table-cell>
        </table:table-row>
        <table:table-row>
          <table:table-cell table:style-name="Tabella3.A15" office:value-type="string">
            <text:p text:style-name="P70"><text:span text:style-name="T5"><text:s text:c="4"/></text:span><text:span text:style-name="T6"><text:text-input text:description="&lt;for each=&quot;subsupplier in supplier_proxy(subcontract.id,data)&quot;&gt;">loop subsupplier subcontract</text:text-input></text:span></text:p>
          </table:table-cell>
          <table:table-cell table:style-name="Tabella3.B15" office:value-type="string">
            <text:p text:style-name="P39"/>
          </table:table-cell>
          <table:table-cell table:style-name="Tabella3.C15" office:value-type="string">
            <text:p text:style-name="P39"/>
          </table:table-cell>
        </table:table-row>
        <table:table-row>
          <table:table-cell table:style-name="Tabella3.A16" office:value-type="string">
            <text:p text:style-name="P58"><text:placeholder text:placeholder-type="text">&lt;subsupplier.name&gt;</text:placeholder></text:p>
          </table:table-cell>
          <table:table-cell table:style-name="Tabella3.B16" office:value-type="string">
            <text:p text:style-name="P60"><text:placeholder text:placeholder-type="text">&lt;formatLang(subsupplier.date, date=True)&gt;</text:placeholder></text:p>
          </table:table-cell>
          <table:table-cell table:style-name="Tabella3.C16" office:value-type="string">
            <text:p text:style-name="P62"><text:placeholder text:placeholder-type="text">&lt;formatLang(subsupplier.amount)&gt;</text:placeholder></text:p>
          </table:table-cell>
        </table:table-row>
        <table:table-row>
          <table:table-cell table:style-name="Tabella3.A17" office:value-type="string">
            <text:p text:style-name="P12"><text:s text:c="4"/><text:span text:style-name="T19"><text:text-input text:description="&lt;/for&gt;">end supplier subcontract</text:text-input></text:span></text:p>
          </table:table-cell>
          <table:table-cell table:style-name="Tabella3.B17" office:value-type="string">
            <text:p text:style-name="P39"/>
          </table:table-cell>
          <table:table-cell table:style-name="Tabella3.C17" office:value-type="string">
            <text:p text:style-name="P39"/>
          </table:table-cell>
        </table:table-row>
        <text:soft-page-break/>
        <table:table-row>
          <table:table-cell table:style-name="Tabella3.A18" table:number-columns-spanned="2" office:value-type="string">
            <text:p text:style-name="P21">TOTALI</text:p>
          </table:table-cell>
          <table:covered-table-cell/>
          <table:table-cell table:style-name="Tabella3.C10" office:value-type="string">
            <text:p text:style-name="P56"><text:placeholder text:placeholder-type="text">&lt;formatLang(get_totals('supplier'))&gt;</text:placeholder></text:p>
          </table:table-cell>
        </table:table-row>
        <table:table-row>
          <table:table-cell table:style-name="Tabella3.A19" office:value-type="string">
            <text:p text:style-name="P11"><text:text-input text:description="&lt;/for&gt;">end subcontracts</text:text-input></text:p>
          </table:table-cell>
          <table:table-cell table:style-name="Tabella3.B19" office:value-type="string">
            <text:p text:style-name="P79"/>
          </table:table-cell>
          <table:table-cell table:style-name="Tabella3.C19" office:value-type="string">
            <text:p text:style-name="P79"/>
          </table:table-cell>
        </table:table-row>
        <table:table-row>
          <table:table-cell table:style-name="Tabella3.A20" table:number-columns-spanned="3" office:value-type="string">
            <text:p text:style-name="P96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103"><text:placeholder text:placeholder-type="text">&lt;if test="not test_part('supplier', data)"&gt;</text:placeholder></text:p>
          </table:table-cell>
        </table:table-row>
        <table:table-row table:style-name="Tabella14.1">
          <table:table-cell table:style-name="Tabella14.A1" office:value-type="string">
            <text:p text:style-name="P117"><text:text-input text:description="&lt;for each=&quot;supplier in supplier_proxy(contract.id,data)&quot;&gt;">loop supplier</text:text-input><text:text-input text:description="&lt;/for&gt;">end supplier</text:text-input></text:p>
          </table:table-cell>
        </table:table-row>
        <table:table-row table:style-name="Tabella14.1">
          <table:table-cell table:style-name="Tabella14.A1" office:value-type="string">
            <text:p text:style-name="P117"><text:text-input text:description="&lt;for each=&quot;subcontract in contract.child_ids&quot;&gt;">loop subcontracts</text:text-input><text:text-input text:description="&lt;for each=&quot;subsupplier in supplier_proxy(subcontract.id,data)&quot;&gt;">loop subsupplier subcontract</text:text-input><text:text-input text:description="&lt;/for&gt;">end supplier subcontract</text:text-input><text:text-input text:description="&lt;/for&gt;">end subcontracts</text:text-input></text:p>
          </table:table-cell>
        </table:table-row>
        <table:table-row table:style-name="Tabella14.1">
          <table:table-cell table:style-name="Tabella14.A1" office:value-type="string">
            <text:p text:style-name="P96"><text:placeholder text:placeholder-type="text">&lt;/if&gt;</text:placeholder></text:p>
          </table:table-cell>
        </table:table-row>
      </table:table>
      <text:p text:style-name="P13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103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7">SEZIONE: COSTI AMMINISTRATIVI <text:span text:style-name="T16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3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82">Descrizione costo</text:p>
            </table:table-cell>
            <table:table-cell table:style-name="Tabella10.A4" office:value-type="string">
              <text:p text:style-name="P82">Fattura</text:p>
            </table:table-cell>
            <table:table-cell table:style-name="Tabella10.A4" office:value-type="string">
              <text:p text:style-name="P82">Data</text:p>
            </table:table-cell>
            <table:table-cell table:style-name="Tabella10.A3" office:value-type="string">
              <text:p text:style-name="P82">Importo</text:p>
            </table:table-cell>
          </table:table-row>
          <table:table-row>
            <table:table-cell table:style-name="Tabella10.A3" table:number-columns-spanned="4" office:value-type="string">
              <text:p text:style-name="P96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109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7" office:value-type="string">
            <text:p text:style-name="P71"><text:text-input text:description="&lt;for each=&quot;invoice in invoice_proxy(contract.id,data)&quot;&gt;">loop invoice</text:text-input></text:p>
          </table:table-cell>
          <table:table-cell table:style-name="Tabella10.B17" office:value-type="string">
            <text:p text:style-name="Standard"/>
          </table:table-cell>
          <table:table-cell table:style-name="Tabella10.C17" office:value-type="string">
            <text:p text:style-name="P35"/>
          </table:table-cell>
          <table:table-cell table:style-name="Tabella10.D17" office:value-type="string">
            <text:p text:style-name="P35"/>
          </table:table-cell>
        </table:table-row>
        <table:table-row>
          <table:table-cell table:style-name="Tabella10.A17" office:value-type="string">
            <text:p text:style-name="P48">Costo commerciale su fatturato ( <text:placeholder text:placeholder-type="text">&lt;contract.commercial_rate&gt;</text:placeholder> % )</text:p>
            <text:p text:style-name="P48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2"><text:placeholder text:placeholder-type="text">&lt;invoice.name&gt;</text:placeholder></text:p>
          </table:table-cell>
          <table:table-cell table:style-name="Tabella10.B8" office:value-type="string">
            <text:p text:style-name="P59"><text:placeholder text:placeholder-type="text">&lt;format_data_italian(invoice.date)&gt;</text:placeholder></text:p>
          </table:table-cell>
          <table:table-cell table:style-name="Tabella10.D17" office:value-type="string">
            <text:p text:style-name="P50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7" office:value-type="string">
            <text:p text:style-name="P10"><text:text-input text:description="&lt;/for&gt;">end invoice</text:text-input></text:p>
          </table:table-cell>
          <table:table-cell table:style-name="Tabella10.B17" office:value-type="string">
            <text:p text:style-name="P34"/>
          </table:table-cell>
          <table:table-cell table:style-name="Tabella10.C17" office:value-type="string">
            <text:p text:style-name="P35"/>
          </table:table-cell>
          <table:table-cell table:style-name="Tabella10.D17" office:value-type="string">
            <text:p text:style-name="P35"/>
          </table:table-cell>
        </table:table-row>
        <table:table-row>
          <table:table-cell table:style-name="Tabella10.A18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10.D18" office:value-type="string">
            <text:p text:style-name="P54"><text:placeholder text:placeholder-type="text">&lt;formatLang(-((contract.commercial_rate or 0.0) + (contract.general_rate or 0.0)) *  get_totals('invoice') / 100)&gt;</text:placeholder><text:soft-page-break/></text:p>
          </table:table-cell>
        </table:table-row>
        <table:table-row>
          <table:table-cell table:style-name="Tabella10.A17" office:value-type="string">
            <text:p text:style-name="P71"><text:text-input text:description="&lt;for each=&quot;subcontract in contract.child_ids&quot;&gt;">loop subcontract</text:text-input></text:p>
          </table:table-cell>
          <table:table-cell table:style-name="Tabella10.B17" office:value-type="string">
            <text:p text:style-name="P80"/>
          </table:table-cell>
          <table:table-cell table:style-name="Tabella10.C17" office:value-type="string">
            <text:p text:style-name="P78"/>
          </table:table-cell>
          <table:table-cell table:style-name="Tabella10.D17" office:value-type="string">
            <text:p text:style-name="P78"/>
          </table:table-cell>
        </table:table-row>
        <table:table-row>
          <table:table-cell table:style-name="Tabella10.A12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ella10.A13" table:number-columns-spanned="4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4" office:value-type="string">
            <text:p text:style-name="P82">Descrizione costo</text:p>
          </table:table-cell>
          <table:table-cell table:style-name="Tabella10.B14" office:value-type="string">
            <text:p text:style-name="P82">Fattura</text:p>
          </table:table-cell>
          <table:table-cell table:style-name="Tabella10.C14" office:value-type="string">
            <text:p text:style-name="P82">Data</text:p>
          </table:table-cell>
          <table:table-cell table:style-name="Tabella10.D14" office:value-type="string">
            <text:p text:style-name="P82">Importo</text:p>
          </table:table-cell>
        </table:table-row>
        <table:table-row>
          <table:table-cell table:style-name="Tabella10.A17" office:value-type="string">
            <text:p text:style-name="P69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table-cell table:style-name="Tabella10.B17" office:value-type="string">
            <text:p text:style-name="P37"/>
          </table:table-cell>
          <table:table-cell table:style-name="Tabella10.C17" office:value-type="string">
            <text:p text:style-name="P38"/>
          </table:table-cell>
          <table:table-cell table:style-name="Tabella10.D17" office:value-type="string">
            <text:p text:style-name="P38"/>
          </table:table-cell>
        </table:table-row>
        <table:table-row>
          <table:table-cell table:style-name="Tabella10.A17" office:value-type="string">
            <text:p text:style-name="P57">Costo commerciale su fatturato ( <text:placeholder text:placeholder-type="text">&lt;contract.commercial_rate&gt;</text:placeholder> % )</text:p>
            <text:p text:style-name="P57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7"><text:placeholder text:placeholder-type="text">&lt;subinvoice.name&gt;</text:placeholder></text:p>
          </table:table-cell>
          <table:table-cell table:style-name="Tabella10.B8" office:value-type="string">
            <text:p text:style-name="P59"><text:placeholder text:placeholder-type="text">&lt;format_data_italian(subinvoice.date)&gt;</text:placeholder></text:p>
          </table:table-cell>
          <table:table-cell table:style-name="Tabella10.D17" office:value-type="string">
            <text:p text:style-name="P61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7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B17" office:value-type="string">
            <text:p text:style-name="P37"/>
          </table:table-cell>
          <table:table-cell table:style-name="Tabella10.C17" office:value-type="string">
            <text:p text:style-name="P38"/>
          </table:table-cell>
          <table:table-cell table:style-name="Tabella10.D17" office:value-type="string">
            <text:p text:style-name="P38"/>
          </table:table-cell>
        </table:table-row>
        <table:table-row>
          <table:table-cell table:style-name="Tabella10.A18" table:number-columns-spanned="3" office:value-type="string">
            <text:p text:style-name="P46">TOTALE</text:p>
          </table:table-cell>
          <table:covered-table-cell/>
          <table:covered-table-cell/>
          <table:table-cell table:style-name="Tabella10.D18" office:value-type="string">
            <text:p text:style-name="P63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9" office:value-type="string">
            <text:p text:style-name="P10"><text:text-input text:description="&lt;/for&gt;">end subcontracts</text:text-input></text:p>
          </table:table-cell>
          <table:table-cell table:style-name="Tabella10.B19" office:value-type="string">
            <text:p text:style-name="P80"/>
          </table:table-cell>
          <table:table-cell table:style-name="Tabella10.C19" office:value-type="string">
            <text:p text:style-name="P78"/>
          </table:table-cell>
          <table:table-cell table:style-name="Tabella10.D19" office:value-type="string">
            <text:p text:style-name="P78"/>
          </table:table-cell>
        </table:table-row>
        <table:table-row>
          <table:table-cell table:style-name="Tabella10.A20" table:number-columns-spanned="4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105"><text:placeholder text:placeholder-type="text">&lt;if test="not test_part('intervent', data)"&gt;</text:placeholder></text:p>
          </table:table-cell>
        </table:table-row>
        <table:table-row table:style-name="Tabella15.1">
          <table:table-cell table:style-name="Tabella15.A1" office:value-type="string">
            <text:p text:style-name="P119"><text:text-input text:description="&lt;for each=&quot;intervent in intervent_proxy(contract.id,data)&quot;&gt;">loop intervent contract</text:text-input><text:text-input text:description="&lt;/for&gt;">end intervent contract</text:text-input></text:p>
          </table:table-cell>
        </table:table-row>
        <table:table-row table:style-name="Tabella15.1">
          <table:table-cell table:style-name="Tabella15.A1" office:value-type="string">
            <text:p text:style-name="P119"><text:text-input text:description="&lt;for each=&quot;subcontract in contract.child_ids&quot;&gt;">loop subcontracts</text:text-input><text:text-input text:description="&lt;for each=&quot;subintervent in intervent_proxy(subcontract.id,data)&quot;&gt;">loop subintervent subcontract</text:text-input><text:text-input text:description="&lt;/for&gt;">end intervent subcontract</text:text-input><text:text-input text:description="&lt;/for&gt;">end subcontracts</text:text-input></text:p>
          </table:table-cell>
        </table:table-row>
        <table:table-row table:style-name="Tabella15.1">
          <table:table-cell table:style-name="Tabella15.A1" office:value-type="string">
            <text:p text:style-name="P125"><text:placeholder text:placeholder-type="text">&lt;/if&gt;</text:placeholder></text:p>
          </table:table-cell>
        </table:table-row>
      </table:table>
      <text:p text:style-name="P6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106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7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3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82">Interventi contratto principale</text:p>
            </table:table-cell>
            <table:table-cell table:style-name="Tabella4.A4" office:value-type="string">
              <text:p text:style-name="P82">Addetto</text:p>
            </table:table-cell>
            <table:table-cell table:style-name="Tabella4.A4" office:value-type="string">
              <text:p text:style-name="P82">Data</text:p>
            </table:table-cell>
            <table:table-cell table:style-name="Tabella4.A4" office:value-type="string">
              <text:p text:style-name="P82">Orario </text:p>
            </table:table-cell>
            <table:table-cell table:style-name="Tabella4.A4" office:value-type="string">
              <text:p text:style-name="P82">Costo</text:p>
            </table:table-cell>
            <table:table-cell table:style-name="Tabella4.A4" office:value-type="string">
              <text:p text:style-name="P82">Ricavo</text:p>
            </table:table-cell>
            <table:table-cell table:style-name="Tabella4.G4" office:value-type="string">
              <text:p text:style-name="P82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1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26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71"><text:text-input text:description="&lt;for each=&quot;intervent in intervent_proxy(contract.id,data)&quot;&gt;">loop intervent contract</text:text-input></text:p>
          </table:table-cell>
          <table:table-cell table:style-name="Tabella4.B19" office:value-type="string">
            <text:p text:style-name="P34"/>
          </table:table-cell>
          <table:table-cell table:style-name="Tabella4.C19" office:value-type="string">
            <text:p text:style-name="P35"/>
          </table:table-cell>
          <table:table-cell table:style-name="Tabella4.D19" table:number-columns-spanned="3" office:value-type="string">
            <text:p text:style-name="P35"/>
          </table:table-cell>
          <table:covered-table-cell/>
          <table:covered-table-cell/>
          <table:table-cell table:style-name="Tabella4.G19" office:value-type="string">
            <text:p text:style-name="P35"/>
          </table:table-cell>
        </table:table-row>
        <table:table-row>
          <table:table-cell table:style-name="Tabella4.A19" office:value-type="string">
            <text:p text:style-name="P48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9" office:value-type="string">
            <text:p text:style-name="P57"><text:placeholder text:placeholder-type="text">&lt;intervent.user_id.name&gt;</text:placeholder></text:p>
          </table:table-cell>
          <table:table-cell table:style-name="Tabella4.C19" office:value-type="string">
            <text:p text:style-name="P52"><text:placeholder text:placeholder-type="text">&lt;formatLang(intervent.date, date=True)&gt;</text:placeholder></text:p>
          </table:table-cell>
          <table:table-cell table:style-name="Tabella4.F16" office:value-type="string">
            <text:p text:style-name="P50"><text:s/><text:placeholder text:placeholder-type="text">&lt;formatLang(intervent.unit_amount)&gt;</text:placeholder></text:p>
          </table:table-cell>
          <table:table-cell table:style-name="Tabella4.F16" office:value-type="string">
            <text:p text:style-name="P50"><text:placeholder text:placeholder-type="text">&lt;formatLang(intervent.amount)&gt;</text:placeholder></text:p>
          </table:table-cell>
          <table:table-cell table:style-name="Tabella4.F16" office:value-type="string">
            <text:p text:style-name="P50"><text:placeholder text:placeholder-type="text">&lt;formatLang((contract.price_operation or 0.0) * (intervent.amount_operation or 0.0))&gt;</text:placeholder></text:p>
          </table:table-cell>
          <table:table-cell table:style-name="Tabella4.G19" office:value-type="string">
            <text:p text:style-name="P48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9" office:value-type="string">
            <text:p text:style-name="P10"><text:text-input text:description="&lt;/for&gt;">end intervent contract</text:text-input></text:p>
          </table:table-cell>
          <table:table-cell table:style-name="Tabella4.B19" office:value-type="string">
            <text:p text:style-name="P34"/>
          </table:table-cell>
          <table:table-cell table:style-name="Tabella4.C19" office:value-type="string">
            <text:p text:style-name="P35"/>
          </table:table-cell>
          <table:table-cell table:style-name="Tabella4.D19" table:number-columns-spanned="3" office:value-type="string">
            <text:p text:style-name="P35"/>
          </table:table-cell>
          <table:covered-table-cell/>
          <table:covered-table-cell/>
          <table:table-cell table:style-name="Tabella4.G19" office:value-type="string">
            <text:p text:style-name="P35"/>
          </table:table-cell>
        </table:table-row>
        <table:table-row>
          <table:table-cell table:style-name="Tabella4.A18" table:number-columns-spanned="3" office:value-type="string">
            <text:p text:style-name="P15">TOTALI</text:p>
          </table:table-cell>
          <table:covered-table-cell/>
          <table:covered-table-cell/>
          <table:table-cell table:style-name="Tabella4.D10" office:value-type="string">
            <text:p text:style-name="P54"><text:placeholder text:placeholder-type="text">&lt;formatLang(get_totals('hour'))&gt;</text:placeholder></text:p>
          </table:table-cell>
          <table:table-cell table:style-name="Tabella4.D10" office:value-type="string">
            <text:p text:style-name="P54"><text:placeholder text:placeholder-type="text">&lt;formatLang(get_totals('hour_cost'))&gt;</text:placeholder></text:p>
          </table:table-cell>
          <table:table-cell table:style-name="Tabella4.D10" office:value-type="string">
            <text:p text:style-name="P54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35"/>
          </table:table-cell>
        </table:table-row>
        <table:table-row>
          <table:table-cell table:style-name="Tabella4.A19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4.B19" office:value-type="string">
            <text:p text:style-name="P80"/>
          </table:table-cell>
          <table:table-cell table:style-name="Tabella4.C19" office:value-type="string">
            <text:p text:style-name="P78"/>
          </table:table-cell>
          <table:table-cell table:style-name="Tabella4.D19" table:number-columns-spanned="3" office:value-type="string">
            <text:p text:style-name="P78"/>
          </table:table-cell>
          <table:covered-table-cell/>
          <table:covered-table-cell/>
          <table:table-cell table:style-name="Tabella4.G11" office:value-type="string">
            <text:p text:style-name="P78"/>
          </table:table-cell>
        </table:table-row>
        <table:table-row>
          <table:table-cell table:style-name="Tabella4.A12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7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office:value-type="string">
            <text:p text:style-name="P82">Interventi sotto-contratti</text:p>
          </table:table-cell>
          <table:table-cell table:style-name="Tabella4.A14" office:value-type="string">
            <text:p text:style-name="P82">Addetto</text:p>
          </table:table-cell>
          <table:table-cell table:style-name="Tabella4.A14" office:value-type="string">
            <text:p text:style-name="P82">Data</text:p>
          </table:table-cell>
          <table:table-cell table:style-name="Tabella4.A14" office:value-type="string">
            <text:p text:style-name="P82">Orario</text:p>
          </table:table-cell>
          <table:table-cell table:style-name="Tabella4.A14" office:value-type="string">
            <text:p text:style-name="P82">Costo</text:p>
          </table:table-cell>
          <table:table-cell table:style-name="Tabella4.A14" office:value-type="string">
            <text:p text:style-name="P82">Ricavo</text:p>
          </table:table-cell>
          <table:table-cell table:style-name="Tabella4.G14" office:value-type="string">
            <text:p text:style-name="P82">Città - Cantiere</text:p>
          </table:table-cell>
        </table:table-row>
        <table:table-row>
          <table:table-cell table:style-name="Tabella4.A19" office:value-type="string">
            <text:p text:style-name="P69"><text:span text:style-name="T5"><text:s text:c="4"/></text:span><text:span text:style-name="T5"><text:text-input text:description="&lt;for each=&quot;subintervent in intervent_proxy(subcontract.id,data)&quot;&gt;">loop subintervent subcontract</text:text-input></text:span></text:p>
          </table:table-cell>
          <table:table-cell table:style-name="Tabella4.B19" office:value-type="string">
            <text:p text:style-name="P37"/>
          </table:table-cell>
          <table:table-cell table:style-name="Tabella4.C19" office:value-type="string">
            <text:p text:style-name="P38"/>
          </table:table-cell>
          <table:table-cell table:style-name="Tabella4.D19" table:number-columns-spanned="3" office:value-type="string">
            <text:p text:style-name="P38"/>
          </table:table-cell>
          <table:covered-table-cell/>
          <table:covered-table-cell/>
          <table:table-cell table:style-name="Tabella4.G19" office:value-type="string">
            <text:p text:style-name="P38"/>
          </table:table-cell>
        </table:table-row>
        <table:table-row>
          <table:table-cell table:style-name="Tabella4.A19" office:value-type="string">
            <text:p text:style-name="P57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9" office:value-type="string">
            <text:p text:style-name="P57"><text:placeholder text:placeholder-type="text">&lt;subintervent.user_id.name&gt;</text:placeholder></text:p>
          </table:table-cell>
          <table:table-cell table:style-name="Tabella4.C19" office:value-type="string">
            <text:p text:style-name="P59"><text:placeholder text:placeholder-type="text">&lt;formatLang(subintervent.date, date=True)&gt;</text:placeholder></text:p>
          </table:table-cell>
          <table:table-cell table:style-name="Tabella4.F16" office:value-type="string">
            <text:p text:style-name="P61"><text:s/><text:placeholder text:placeholder-type="text">&lt;formatLang(subintervent.unit_amount)&gt;</text:placeholder></text:p>
          </table:table-cell>
          <table:table-cell table:style-name="Tabella4.F16" office:value-type="string">
            <text:p text:style-name="P61"><text:placeholder text:placeholder-type="text">&lt;formatLang(subintervent.amount)&gt;</text:placeholder></text:p>
          </table:table-cell>
          <table:table-cell table:style-name="Tabella4.F16" office:value-type="string">
            <text:p text:style-name="P61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9" office:value-type="string">
            <text:p text:style-name="P57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9" office:value-type="string">
            <text:p text:style-name="P10"><text:s text:c="4"/><text:text-input text:description="&lt;/for&gt;">end intervent subcontract</text:text-input></text:p>
          </table:table-cell>
          <table:table-cell table:style-name="Tabella4.B19" office:value-type="string">
            <text:p text:style-name="P37"/>
          </table:table-cell>
          <table:table-cell table:style-name="Tabella4.C19" office:value-type="string">
            <text:p text:style-name="P38"/>
          </table:table-cell>
          <table:table-cell table:style-name="Tabella4.D19" table:number-columns-spanned="3" office:value-type="string">
            <text:p text:style-name="P38"/>
          </table:table-cell>
          <table:covered-table-cell/>
          <table:covered-table-cell/>
          <table:table-cell table:style-name="Tabella4.G19" office:value-type="string">
            <text:p text:style-name="P38"/>
          </table:table-cell>
        </table:table-row>
        <table:table-row>
          <table:table-cell table:style-name="Tabella4.A18" table:number-columns-spanned="3" office:value-type="string">
            <text:p text:style-name="P20">TOTALI</text:p>
          </table:table-cell>
          <table:covered-table-cell/>
          <table:covered-table-cell/>
          <table:table-cell table:style-name="Tabella4.D10" office:value-type="string">
            <text:p text:style-name="P63"><text:placeholder text:placeholder-type="text">&lt;formatLang(get_totals('hour'))&gt;</text:placeholder></text:p>
          </table:table-cell>
          <table:table-cell table:style-name="Tabella4.D10" office:value-type="string">
            <text:p text:style-name="P63"><text:placeholder text:placeholder-type="text">&lt;formatLang(get_totals('hour_cost'))&gt;</text:placeholder></text:p>
          </table:table-cell>
          <table:table-cell table:style-name="Tabella4.D10" office:value-type="string">
            <text:p text:style-name="P63"><text:placeholder text:placeholder-type="text">&lt;formatLang((contract.price_operation or 0.0) * get_totals('operation'))&gt;</text:placeholder></text:p>
          </table:table-cell>
          <table:table-cell table:style-name="Tabella4.G19" office:value-type="string">
            <text:p text:style-name="P38"/>
          </table:table-cell>
        </table:table-row>
        <table:table-row>
          <table:table-cell table:style-name="Tabella4.A19" office:value-type="string">
            <text:p text:style-name="P10"><text:text-input text:description="&lt;/for&gt;">end subcontracts</text:text-input></text:p>
          </table:table-cell>
          <table:table-cell table:style-name="Tabella4.B19" office:value-type="string">
            <text:p text:style-name="P80"/>
          </table:table-cell>
          <table:table-cell table:style-name="Tabella4.C19" office:value-type="string">
            <text:p text:style-name="P78"/>
          </table:table-cell>
          <table:table-cell table:style-name="Tabella4.D19" table:number-columns-spanned="3" office:value-type="string">
            <text:p text:style-name="P78"/>
          </table:table-cell>
          <table:covered-table-cell/>
          <table:covered-table-cell/>
          <table:table-cell table:style-name="Tabella4.G19" office:value-type="string">
            <text:p text:style-name="P78"/>
          </table:table-cell>
        </table:table-row>
        <table:table-row>
          <table:table-cell table:style-name="Tabella4.A20" table:number-columns-spanned="7" office:value-type="string">
            <text:p text:style-name="P1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8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130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29">SEZIONE: BILANCI</text:p>
          </table:table-cell>
        </table:table-row>
        <table:table-row>
          <table:table-cell table:style-name="Tabella11.A3" office:value-type="string">
            <text:p text:style-name="P122"><text:placeholder text:placeholder-type="text">&lt;/if&gt;</text:placeholder></text:p>
          </table:table-cell>
        </table:table-row>
      </table:table>
      <text:p text:style-name="P69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131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6" office:value-type="string">
              <text:p text:style-name="P26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82">Contratto<text:span text:style-name="T15"><text:placeholder text:placeholder-type="text">&lt;reset_all_counter()&gt;</text:placeholder></text:span></text:p>
            </table:table-cell>
            <table:table-cell table:style-name="Tabella9.A3" office:value-type="string">
              <text:p text:style-name="P82">Tot. ore</text:p>
            </table:table-cell>
            <table:table-cell table:style-name="Tabella9.A3" table:number-columns-spanned="2" office:value-type="string">
              <text:p text:style-name="P82">Costi *</text:p>
            </table:table-cell>
            <table:covered-table-cell/>
            <table:table-cell table:style-name="Tabella9.A3" office:value-type="string">
              <text:p text:style-name="P82">Ricavi *</text:p>
            </table:table-cell>
            <table:table-cell table:style-name="Tabella9.F3" office:value-type="string">
              <text:p text:style-name="P82">Saldo *</text:p>
            </table:table-cell>
          </table:table-row>
          <table:table-row>
            <table:table-cell table:style-name="Tabella9.F3" table:number-columns-spanned="6" office:value-type="string">
              <text:p text:style-name="P12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6" office:value-type="string">
            <text:p text:style-name="P139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9.A13" office:value-type="string">
            <text:p text:style-name="P40"><text:placeholder text:placeholder-type="text">&lt;contract.name&gt;</text:placeholder></text:p>
            <text:p text:style-name="P41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47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3">INT.:<text:line-break/>MAT.:</text:p>
            <text:p text:style-name="P13"><text:span text:style-name="T20">FAT F.</text:span>.:<text:line-break/>COM.:<text:line-break/>GEN.: </text:p>
          </table:table-cell>
          <table:table-cell table:style-name="Tabella9.C6" office:value-type="string">
            <text:p text:style-name="P17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35"><text:placeholder text:placeholder-type="text">&lt;formatLang(get_counter("invoice"))&gt;</text:placeholder></text:p>
          </table:table-cell>
          <table:table-cell table:style-name="Tabella9.F6" office:value-type="string">
            <text:p text:style-name="P35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6" office:value-type="string">
            <text:p text:style-name="P74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69"><text:placeholder text:placeholder-type="text">&lt;if test="contract.child_ids"&gt;</text:placeholder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9" office:value-type="string">
            <text:p text:style-name="P86">Sotto-contratto</text:p>
          </table:table-cell>
          <table:table-cell table:style-name="Tabella9.A9" office:value-type="string">
            <text:p text:style-name="P86">Tot. ore</text:p>
          </table:table-cell>
          <table:table-cell table:style-name="Tabella9.A9" table:number-columns-spanned="2" office:value-type="string">
            <text:p text:style-name="P86">Costi</text:p>
          </table:table-cell>
          <table:covered-table-cell/>
          <table:table-cell table:style-name="Tabella9.A9" office:value-type="string">
            <text:p text:style-name="P86">Ricavi</text:p>
          </table:table-cell>
          <table:table-cell table:style-name="Tabella9.F9" office:value-type="string">
            <text:p text:style-name="P86">Saldo</text:p>
          </table:table-cell>
        </table:table-row>
        <table:table-row>
          <table:table-cell table:style-name="Tabella9.A13" office:value-type="string">
            <text:p text:style-name="P69"><text:placeholder text:placeholder-type="text">&lt;/if&gt;</text:placeholder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13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13" office:value-type="string">
            <text:p text:style-name="P43"><text:placeholder text:placeholder-type="text">&lt;subcontract.name&gt;</text:placeholder><text:line-break/><text:span text:style-name="T14"><text:placeholder text:placeholder-type="text">&lt;set_counter('sub_intervents',get_totals_account('hour_cost',subcontract.id))&gt;</text:placeholder></text:span><text:span text:style-name="T14"><text:placeholder text:placeholder-type="text">&lt;set_counter('sub_costs',get_totals_account('cost',subcontract.id))&gt;</text:placeholder></text:span><text:span text:style-name="T14"><text:placeholder text:placeholder-type="text">&lt;set_counter('sub_supplier',get_totals_account('supplier',subcontract.id))&gt;</text:placeholder></text:span><text:span text:style-name="T14"><text:placeholder text:placeholder-type="text">&lt;set_counter('sub_invoice',get_totals_account('invoice',subcontract.id))&gt;</text:placeholder></text:span><text:span text:style-name="T14"><text:placeholder text:placeholder-type="text">&lt;set_counter('sub_commercial',-(get_counter("sub_invoice") * (subcontract.commercial_rate or 0.0)/100))&gt;</text:placeholder></text:span><text:span text:style-name="T14"><text:placeholder text:placeholder-type="text">&lt;set_counter('sub_general',-(get_counter("sub_invoice") * (subcontract.general_rate or 0.0)/100))&gt;</text:placeholder></text:span><text:span text:style-name="T14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4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47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4">INT.:<text:line-break/>MAT.:<text:line-break/><text:span text:style-name="T20">FAT F.</text:span>.:<text:line-break/>COM.:<text:line-break/>GEN.: </text:p>
          </table:table-cell>
          <table:table-cell table:style-name="Tabella9.D12" office:value-type="string">
            <text:p text:style-name="P1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8"><text:placeholder text:placeholder-type="text">&lt;formatLang(get_counter('sub_supplier'))&gt;</text:placeholder><text:line-break/><text:placeholder text:placeholder-type="text">&lt;formatLang(get_counter("sub_commercial"))&gt;</text:placeholder><text:line-break/><text:soft-page-break/><text:placeholder text:placeholder-type="text">&lt;formatLang(get_counter("sub_general"))&gt;</text:placeholder></text:p>
          </table:table-cell>
          <table:table-cell table:style-name="Tabella9.E13" office:value-type="string">
            <text:p text:style-name="P35"><text:placeholder text:placeholder-type="text">&lt;formatLang(get_counter("sub_invoice"))&gt;</text:placeholder></text:p>
          </table:table-cell>
          <table:table-cell table:style-name="Tabella9.F13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0"><text:text-input text:description="&lt;/for&gt;">end subcontracts</text:text-input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14" table:number-columns-spanned="5" office:value-type="string">
            <text:p text:style-name="P65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4" office:value-type="string">
            <text:p text:style-name="P65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6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ext:p text:style-name="P64"><text:span text:style-name="T1"><text:placeholder text:placeholder-type="text">&lt;if test="True"&gt;</text:placeholder></text:span></text:p>
      <text:p text:style-name="P68"/>
      <text:p text:style-name="P76"/>
      <text:p text:style-name="P92"><text:placeholder text:placeholder-type="text">&lt;/if&gt;</text:placeholder></text:p>
      <text:p text:style-name="P33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50M59S</meta:editing-duration>
    <meta:editing-cycles>486</meta:editing-cycles>
    <meta:generator>LibreOffice/4.3.3.2$Linux_X86_64 LibreOffice_project/430m0$Build-2</meta:generator>
    <meta:initial-creator>Nicola Riolini</meta:initial-creator>
    <dc:date>2015-07-16T17:52:40.902386121</dc:date>
    <dc:creator>thebrush </dc:creator>
    <meta:document-statistic meta:table-count="14" meta:image-count="0" meta:object-count="0" meta:page-count="11" meta:paragraph-count="278" meta:word-count="903" meta:character-count="10281" meta:non-whitespace-character-count="9706"/>
    <meta:user-defined meta:name="Info 1"/>
    <meta:user-defined meta:name="Info 2"/>
    <meta:user-defined meta:name="Info 3"/>
    <meta:user-defined meta:name="Info 4"/>
  </office:meta>
</office:document-meta>
</file>